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着きました。　これが熾天宮です。」</text:p>
          </table:table-cell>
          <table:table-cell table:number-columns-repeated="1023"/>
        </table:table-row>
        <table:table-row>
          <table:table-cell table:style-name="ce0" office:value-type="string">
            <text:p>ほう、実に見事な建造物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かつて熾天少女に天の使いの力を授けたと
される神殿・・・</text:p>
          </table:table-cell>
          <table:table-cell table:number-columns-repeated="1023"/>
        </table:table-row>
        <table:table-row>
          <table:table-cell table:style-name="ce0" office:value-type="string">
            <text:p>尊い場所じゃ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外観もさることながら、内装も荘厳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ガーディアンの妨害によって最深部
　にたどり着いた者はおりません。」</text:p>
          </table:table-cell>
          <table:table-cell table:number-columns-repeated="1023"/>
        </table:table-row>
        <table:table-row>
          <table:table-cell table:style-name="ce0" office:value-type="string">
            <text:p>そうか・・・</text:p>
          </table:table-cell>
          <table:table-cell table:number-columns-repeated="1023"/>
        </table:table-row>
        <table:table-row>
          <table:table-cell table:style-name="ce0" office:value-type="string">
            <text:p>では、慎重に立ち入る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？　中に入るおつもり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ほど申し上げたとおり、神殿内部には
　多くのガーディアンが・・・」</text:p>
          </table:table-cell>
          <table:table-cell table:number-columns-repeated="1023"/>
        </table:table-row>
        <table:table-row>
          <table:table-cell table:style-name="ce0" office:value-type="string">
            <text:p>ここまで来ておいて、中をのぞかずに帰れと
申すのか？</text:p>
          </table:table-cell>
          <table:table-cell table:number-columns-repeated="1023"/>
        </table:table-row>
        <table:table-row>
          <table:table-cell table:style-name="ce0" office:value-type="string">
            <text:p>馬車の中で話したであろう。　第三者の目で
新たな発見があるやもしれぬので視察に
来たのじゃぞ。</text:p>
          </table:table-cell>
          <table:table-cell table:number-columns-repeated="1023"/>
        </table:table-row>
        <table:table-row>
          <table:table-cell table:style-name="ce0" office:value-type="string">
            <text:p>ワラワは観光のためにここまで足を
運んだのではな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分かりました。　では、少しだけですぞ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装飾や仕掛けにはくれぐれもお手を触れない
　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ワ、ワラワはいたずらっ子か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と、念のためです。　退魔水をお飲み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ま、また飲むのか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身の安全が最優先ですから。　さあ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</text:p>
          </table:table-cell>
          <table:table-cell table:number-columns-repeated="1023"/>
        </table:table-row>
        <table:table-row>
          <table:table-cell table:style-name="ce0" office:value-type="string">
            <text:p>（致し方ない・・・これ以上水分は摂りたく
　ないのじゃが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